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ebb4"/>
    </style:style>
    <style:style style:name="P2" style:family="paragraph" style:parent-style-name="Heading_20_2">
      <style:text-properties fo:font-weight="bold"/>
    </style:style>
    <style:style style:name="P3" style:family="paragraph" style:parent-style-name="Preformatted_20_Text">
      <style:text-properties fo:color="#663300"/>
    </style:style>
    <style:style style:name="P4" style:family="paragraph" style:parent-style-name="Preformatted_20_Text">
      <style:text-properties fo:color="#663300" fo:font-weight="bold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663300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663300" fo:font-weight="bold" style:font-weight-asian="bold" style:font-weight-complex="bold"/>
    </style:style>
    <style:style style:name="P8" style:family="paragraph" style:parent-style-name="Text_20_body" style:list-style-name="L1">
      <style:text-properties officeooo:paragraph-rsid="0008ebb4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08ebb4"/>
    </style:style>
    <style:style style:name="P10" style:family="paragraph" style:parent-style-name="Heading_20_1">
      <style:paragraph-properties fo:margin-top="0.524cm" fo:margin-bottom="0.312cm" loext:contextual-spacing="false" fo:text-align="center" style:justify-single-word="false"/>
      <style:text-properties fo:color="#801900" fo:language="en" fo:country="US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Preformatted_20_Text">
      <style:paragraph-properties fo:margin-top="0cm" fo:margin-bottom="0.097cm" loext:contextual-spacing="false"/>
      <style:text-properties fo:color="#663300" fo:font-weight="bold" style:font-weight-asian="bold" style:font-weight-complex="bold"/>
    </style:style>
    <style:style style:name="P12" style:family="paragraph" style:parent-style-name="Preformatted_20_Text">
      <style:paragraph-properties fo:margin-top="0cm" fo:margin-bottom="0.097cm" loext:contextual-spacing="false"/>
      <style:text-properties fo:color="#663300" fo:font-weight="bold" officeooo:paragraph-rsid="000a5ad0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officeooo:rsid="000a5ad0"/>
    </style:style>
    <style:style style:name="T4" style:family="text">
      <style:text-properties officeooo:rsid="000a5ad0" fo:background-color="#ffff00" loext:char-shading-value="0"/>
    </style:style>
    <style:style style:name="T5" style:family="text">
      <style:text-properties officeooo:rsid="000a5ad0"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firstHeading"/>Kmemleak</text:h>
      <text:p text:style-name="P1"><text:span text:style-name="T1">Kernel Memory Leak (kmemleak)</text:span> </text:p>
      <text:p text:style-name="P1">Contents</text:p>
      <text:list xml:id="list9152263515926950107" text:style-name="L1">
        <text:list-item>
          <text:p text:style-name="P9"><text:a xlink:type="simple" xlink:href="https://wiki.globaledgesoft.com/index.php/Kmemleak#Introduction" text:style-name="Internet_20_link" text:visited-style-name="Visited_20_Internet_20_Link">1 </text:a><text:a xlink:type="simple" xlink:href="https://wiki.globaledgesoft.com/index.php/Kmemleak#Introduction" text:style-name="Internet_20_link" text:visited-style-name="Visited_20_Internet_20_Link"><text:span text:style-name="T1">Introduction</text:span></text:a> </text:p>
        </text:list-item>
        <text:list-item>
          <text:p text:style-name="P9"><text:a xlink:type="simple" xlink:href="https://wiki.globaledgesoft.com/index.php/Kmemleak#Prerequisites" text:style-name="Internet_20_link" text:visited-style-name="Visited_20_Internet_20_Link">2 </text:a><text:a xlink:type="simple" xlink:href="https://wiki.globaledgesoft.com/index.php/Kmemleak#Prerequisites" text:style-name="Internet_20_link" text:visited-style-name="Visited_20_Internet_20_Link"><text:span text:style-name="T1">Prerequisites</text:span></text:a> </text:p>
        </text:list-item>
        <text:list-item>
          <text:p text:style-name="P9"><text:a xlink:type="simple" xlink:href="https://wiki.globaledgesoft.com/index.php/Kmemleak#Usage" text:style-name="Internet_20_link" text:visited-style-name="Visited_20_Internet_20_Link">3 </text:a><text:a xlink:type="simple" xlink:href="https://wiki.globaledgesoft.com/index.php/Kmemleak#Usage" text:style-name="Internet_20_link" text:visited-style-name="Visited_20_Internet_20_Link"><text:span text:style-name="T1">Usage</text:span></text:a> </text:p>
        </text:list-item>
        <text:list-item>
          <text:p text:style-name="P8"><text:a xlink:type="simple" xlink:href="https://wiki.globaledgesoft.com/index.php/Kmemleak#References" text:style-name="Internet_20_link" text:visited-style-name="Visited_20_Internet_20_Link">4 </text:a><text:a xlink:type="simple" xlink:href="https://wiki.globaledgesoft.com/index.php/Kmemleak#References" text:style-name="Internet_20_link" text:visited-style-name="Visited_20_Internet_20_Link"><text:span text:style-name="T1">References</text:span></text:a> </text:p>
        </text:list-item>
      </text:list>
      <text:h text:style-name="P2" text:outline-level="2"><text:bookmark text:name="Introduction"/>Introduction</text:h>
      <text:p text:style-name="Text_20_body"><text:span text:style-name="T1">Memory leak</text:span> occurs when a piece of memory that was previously allocated by a programmer is not properly deallocated. <text:span text:style-name="T1">Kmemleak</text:span> is a feature of kernel, that helps in finding the memory leaks in <text:span text:style-name="T1">kernel space</text:span>. It only reports the list of memory leaks in the kernel space. </text:p>
      <text:p text:style-name="Text_20_body"><text:span text:style-name="T1">Valgrind</text:span> is a similar tool to find the memory leak in <text:span text:style-name="T1">user space</text:span>. </text:p>
      <text:h text:style-name="P2" text:outline-level="2"><text:bookmark text:name="Prerequisites"/>Prerequisites</text:h>
      <text:p text:style-name="Text_20_body"><text:span text:style-name="T1">CONFIG_DEBUG_KMEMLEAK</text:span> in kernel configuration need to be enabled as follows </text:p>
      <text:p text:style-name="Text_20_body">1. Open configuration file. </text:p>
      <text:p text:style-name="P7">$ make menuconfig</text:p>
      <text:p text:style-name="Text_20_body">2. Enable CONFIG_DEBUG_KMEMLEAK option in Memory Debugging and the location is as below </text:p>
      <text:p text:style-name="P4">Location:</text:p>
      <text:p text:style-name="P4"><text:s text:c="3"/>-&gt; Kernel Hacking</text:p>
      <text:p text:style-name="P11"><text:s text:c="5"/>-&gt; Memory Debugging</text:p>
      <text:p text:style-name="P12"><text:tab/>-<text:span text:style-name="T3">&gt; Maximum kmemleak early log entries (</text:span><text:span text:style-name="T5">change 400 to 8000</text:span><text:span text:style-name="T3">)</text:span></text:p>
      <text:p text:style-name="Text_20_body">3. Once configuration is enabled, set the early log values in <text:span text:style-name="T1">Maximum kmemleak early log entries</text:span> to 4000. The default value of 400 may not work correctly in all configurations. </text:p>
      <text:p text:style-name="Text_20_body">4. Build the kernel using following commands </text:p>
      <text:p text:style-name="P4">$ make </text:p>
      <text:p text:style-name="P4">$ make modules</text:p>
      <text:p text:style-name="P4">$ make modules_install</text:p>
      <text:p text:style-name="P7">$ make install</text:p>
      <text:p text:style-name="Text_20_body">5. Reboot, once the build is complete. </text:p>
      <text:p text:style-name="Text_20_body">6. Upon rebooting, mount debugfs file system. </text:p>
      <text:p text:style-name="P4">$ mount -t debugfs nodev /sys/kernel/debug/</text:p>
      <text:p text:style-name="P5"><text:s text:c="2"/></text:p>
      <text:p text:style-name="Text_20_body"><text:soft-page-break/><text:span text:style-name="T1">Note</text:span> :If <text:span text:style-name="T1">/sys/kernel/debug</text:span> is already mounted, you will get response message '<text:span text:style-name="T1">/sys/kernel/debug/ busy'</text:span> </text:p>
      <text:p text:style-name="Text_20_body">7. Once debugfs is mounted, we can see a file <text:span text:style-name="T1">kmemleak</text:span> under debugfs mounted location. </text:p>
      <text:p text:style-name="P7">$ cat /sys/kernel/debug/kmemleak</text:p>
      <text:p text:style-name="Text_20_body">The above <text:span text:style-name="T2">/sys/kernel/debug/kmemleak</text:span> contains the information about any memory leak that has been detected. </text:p>
      <text:h text:style-name="P2" text:outline-level="2"><text:bookmark text:name="Usage"/>Usage</text:h>
      <text:p text:style-name="Text_20_body">1. Now let us see the usage of kmemleak to detect memory leak in the sample source (sample_module.c) </text:p>
      <text:p text:style-name="P3">#include &lt;linux/init.h&gt;</text:p>
      <text:p text:style-name="P3">#include &lt;linux/module.h&gt;</text:p>
      <text:p text:style-name="P3">#include &lt;linux/kernel.h&gt;</text:p>
      <text:p text:style-name="P3">#include &lt;linux/vmalloc.h&gt;</text:p>
      <text:p text:style-name="P3">void myfunc(void)</text:p>
      <text:p text:style-name="P3">{</text:p>
      <text:p text:style-name="P3"><text:s text:c="8"/>char *ptr;</text:p>
      <text:p text:style-name="P3"><text:s text:c="8"/>ptr = vmalloc(512);</text:p>
      <text:p text:style-name="P3">}</text:p>
      <text:p text:style-name="P3">static int my_init(void)</text:p>
      <text:p text:style-name="P3">{</text:p>
      <text:p text:style-name="P3"><text:s text:c="8"/>printk(KERN_ALERT "Hello World");</text:p>
      <text:p text:style-name="P3"><text:s text:c="8"/>myfunc();</text:p>
      <text:p text:style-name="P3"><text:s text:c="8"/>return 0;</text:p>
      <text:p text:style-name="P3">} </text:p>
      <text:p text:style-name="P3">static void my_exit(void)</text:p>
      <text:p text:style-name="P3">{</text:p>
      <text:p text:style-name="P3"><text:s text:c="8"/>printk(KERN_ALERT "Exit"); </text:p>
      <text:p text:style-name="P3"/>
      <text:p text:style-name="P3">}</text:p>
      <text:p text:style-name="P3">module_init(my_init);</text:p>
      <text:p text:style-name="P3">module_exit(my_exit);</text:p>
      <text:p text:style-name="P3"/>
      <text:p text:style-name="P3">MODULE_LICENSE("GPL v2");</text:p>
      <text:p text:style-name="P6">MODULE_AUTHOR("Sample_module");</text:p>
      <text:p text:style-name="Text_20_body">2. Compile the above code and insert the sample_module.ko module. </text:p>
      <text:p text:style-name="P7">$ insmod sample.ko</text:p>
      <text:p text:style-name="Text_20_body">3. The memory leak detection thread runs periodically, now perform the test. </text:p>
      <text:p text:style-name="P7">$ echo scan &gt; /sys/kernel/debug/kmemleak</text:p>
      <text:p text:style-name="Text_20_body">4. Let us check for leak. </text:p>
      <text:p text:style-name="P7">$ cat /sys/kernel/debug/kmemleak</text:p>
      <text:p text:style-name="Text_20_body">5. If leak detected, you should see a prompt like: </text:p>
      <text:p text:style-name="Preformatted_20_Text">unreferenced object 0xffffc90000667000 (size 512):</text:p>
      <text:p text:style-name="Preformatted_20_Text"><text:s/>comm "insmod", pid 5602, jiffies 4297141725 (age 18.452s)</text:p>
      <text:p text:style-name="Preformatted_20_Text"><text:s/>hex dump (first 32 bytes):</text:p>
      <text:p text:style-name="Preformatted_20_Text"><text:s text:c="3"/>0a 00 00 00 0e 00 00 00 6b 56 00 00 00 00 00 00 <text:s/>........kV......</text:p>
      <text:p text:style-name="Preformatted_20_Text"><text:soft-page-break/><text:s text:c="3"/>e8 82 00 00 00 00 00 00 0a 00 00 00 0e 00 00 00 <text:s/>................</text:p>
      <text:p text:style-name="Preformatted_20_Text"><text:s/>backtrace:</text:p>
      <text:p text:style-name="Preformatted_20_Text"><text:s text:c="3"/>[&lt;ffffffff817e449a&gt;] kmemleak_alloc+0x4a/0xa0</text:p>
      <text:p text:style-name="Preformatted_20_Text"><text:s text:c="3"/>[&lt;ffffffff811ca55c&gt;] __vmalloc_node_range+0x1ac/0x290</text:p>
      <text:p text:style-name="Preformatted_20_Text"><text:s text:c="3"/>[&lt;ffffffff811ca904&gt;] vmalloc+0x54/0x60</text:p>
      <text:p text:style-name="Preformatted_20_Text"><text:s text:c="3"/>[&lt;ffffffffa054e041&gt;] <text:span text:style-name="T1">my_init+0x21/0x30</text:span> [sample]</text:p>
      <text:p text:style-name="Preformatted_20_Text"><text:s text:c="3"/>[&lt;ffffffff81002190&gt;] do_one_initcall+0x50/0x190</text:p>
      <text:p text:style-name="Preformatted_20_Text"><text:s text:c="3"/>[&lt;ffffffff81182b89&gt;] do_init_module+0x60/0x1f1</text:p>
      <text:p text:style-name="Preformatted_20_Text"><text:s text:c="3"/>[&lt;ffffffff81107094&gt;] load_module+0x21a4/0x2910</text:p>
      <text:p text:style-name="Preformatted_20_Text"><text:s text:c="3"/>[&lt;ffffffff811079f6&gt;] SYSC_finit_module+0x96/0xd0</text:p>
      <text:p text:style-name="Preformatted_20_Text"><text:s text:c="3"/>[&lt;ffffffff81107a4e&gt;] SyS_finit_module+0xe/0x10</text:p>
      <text:p text:style-name="Preformatted_20_Text"><text:s text:c="3"/>[&lt;ffffffff817eeb3b&gt;] entry_SYSCALL_64_fastpath+0x1e/0xad</text:p>
      <text:p text:style-name="P5"><text:s text:c="3"/>[&lt;ffffffffffffffff&gt;] 0xffffffffffffffff</text:p>
      <text:p text:style-name="Text_20_body">The bold text above represents the leak detected in my_init function. </text:p>
      <text:p text:style-name="Text_20_body"><text:span text:style-name="T1">Note</text:span> : The memory leak detector code may take sometime to detect the leak, so repeat step 3 and 4. </text:p>
      <text:p text:style-name="Text_20_body">6. To clear the list of all current memory leaks </text:p>
      <text:p text:style-name="P5">$ echo clear &gt; /sys/kernel/debug/kmemleak</text:p>
      <text:h text:style-name="P2" text:outline-level="2"><text:bookmark text:name="References"/>Reference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7:04:32.917935296</meta:creation-date>
    <dc:date>2018-03-27T15:21:08.910247392</dc:date>
    <meta:editing-duration>PT3M5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87" meta:word-count="471" meta:character-count="3457" meta:non-whitespace-character-count="2945"/>
  </office:meta>
</office:document-meta>
</file>